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/>
          <table:table-cell table:style-name="ce113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Oha 35 series (passenger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Suha 43 series (passenger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11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 </text:p>
          </table:table-cell>
          <table:table-cell/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 table:number-rows-repeated="2">
          <table:table-cell table:style-name="ce92"/>
          <table:table-cell table:number-columns-repeated="1023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/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50 Express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0" calcext:value-type="float">
            <text:p>1460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3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9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Flatcar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9:54:44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4-10T02:24:58.144000000</dc:date>
    <meta:editing-duration>P50DT2H23M16S</meta:editing-duration>
    <meta:editing-cycles>69</meta:editing-cycles>
    <meta:generator>LibreOffice/7.0.3.1$Windows_X86_64 LibreOffice_project/d7547858d014d4cf69878db179d326fc3483e082</meta:generator>
    <meta:document-statistic meta:table-count="3" meta:cell-count="1168" meta:object-count="0"/>
  </office:meta>
</office:document-meta>
</file>